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8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423cm" fo:min-width="7.4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6.16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 fo:min-height="5.496cm" fo:min-width="16.06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4.164cm" fo:min-width="0.79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5.533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5.532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385cm" fo:min-width="6.168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5.778cm" fo:min-width="1.682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5.718cm" draw:transform="rotate (-1.57655591332648) translate (11.803cm 1.024cm)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38cm" svg:height="5.673cm" draw:transform="rotate (-1.58091923645646) translate (11.795cm 3.857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58cm" svg:height="0.962cm" draw:transform="rotate (-1.56800379999171) translate (11.775cm 4.175cm)">
          <draw:text-box>
            <text:p>Correspondence search</text:p>
          </draw:text-box>
        </draw:frame>
        <draw:custom-shape draw:style-name="gr4" draw:text-style-name="P1" draw:layer="layout" svg:width="6.667cm" svg:height="0.635cm" draw:transform="rotate (-1.58144283523206) translate (9.008cm 4.499cm)">
          <text:p text:style-name="P1">Feature extra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67cm" svg:height="0.635cm" draw:transform="rotate (-1.59016948149203) translate (7.479cm 4.504cm)">
          <text:p text:style-name="P1">Matchin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985cm" svg:y1="6.397cm" svg:x2="7.985cm" svg:y2="6.715cm">
          <text:p/>
        </draw:line>
        <draw:custom-shape draw:style-name="gr4" draw:text-style-name="P1" draw:layer="layout" svg:width="6.667cm" svg:height="0.635cm" draw:transform="rotate (-1.58667882298805) translate (10.631cm 4.494cm)">
          <text:p text:style-name="P1">Geometric verificatio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985cm" svg:y1="7.35cm" svg:x2="7.985cm" svg:y2="7.667cm">
          <text:p/>
        </draw:line>
        <draw:custom-shape draw:style-name="gr6" draw:text-style-name="P1" draw:layer="layout" svg:width="16.566cm" svg:height="5.746cm" draw:transform="skewX (-0.00488692190558412) rotate (-1.56486220733812) translate (11.826cm 13.264cm)">
          <text:p text:style-name="P1">Incremental reconstructio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937cm" svg:y1="2.587cm" svg:x2="8.937cm" svg:y2="3.857cm">
          <text:p/>
        </draw:line>
        <draw:line draw:style-name="gr8" draw:text-style-name="P3" draw:layer="layout" svg:x1="9.89cm" svg:y1="7.35cm" svg:x2="8.937cm" svg:y2="7.35cm">
          <text:p/>
        </draw:line>
        <draw:line draw:style-name="gr9" draw:text-style-name="P3" draw:layer="layout" svg:x1="8.302cm" svg:y1="7.35cm" svg:x2="7.35cm" svg:y2="7.35cm">
          <text:p/>
        </draw:line>
        <draw:custom-shape draw:style-name="gr10" draw:text-style-name="P1" draw:layer="layout" svg:width="1.29cm" svg:height="4.414cm" draw:transform="rotate (-1.57830124257847) translate (10.847cm 13.694cm)">
          <text:p text:style-name="P1">Initializa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8.937cm" svg:y1="11.795cm" svg:x2="8.937cm" svg:y2="13.382cm">
          <text:p/>
        </draw:line>
        <draw:custom-shape draw:style-name="gr12" draw:text-style-name="P1" draw:layer="layout" svg:width="6.033cm" svg:height="0.635cm" draw:transform="rotate (-1.55124863917256) translate (10.724cm 15.911cm)">
          <text:p text:style-name="P1">Image Registration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525cm" svg:y1="14.97cm" svg:x2="10.525cm" svg:y2="15.922cm">
          <text:p/>
        </draw:line>
        <draw:custom-shape draw:style-name="gr14" draw:text-style-name="P1" draw:layer="layout" svg:width="6.032cm" svg:height="0.635cm" draw:transform="rotate (-1.55386663305055) translate (7.985cm 15.922cm)">
          <text:p text:style-name="P1">Triangulation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0.207cm" svg:y1="18.78cm" svg:x2="7.985cm" svg:y2="18.78cm">
          <text:p/>
        </draw:line>
        <draw:custom-shape draw:style-name="gr14" draw:text-style-name="P1" draw:layer="layout" svg:width="6.032cm" svg:height="0.635cm" draw:transform="rotate (-1.57463605114929) translate (8.008cm 23.225cm)">
          <text:p text:style-name="P1">Bundle adjustment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7.667cm" svg:y1="21.955cm" svg:x2="7.667cm" svg:y2="23.225cm">
          <text:p/>
        </draw:line>
        <draw:custom-shape draw:style-name="gr17" draw:text-style-name="P1" draw:layer="layout" svg:width="6.668cm" svg:height="0.635cm" draw:transform="rotate (-1.57166899142089) translate (10.842cm 22.907cm)">
          <text:p text:style-name="P1">Outlier filtering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7.985cm" svg:y1="25.765cm" svg:x2="10.207cm" svg:y2="25.765cm">
          <text:p/>
        </draw:line>
        <draw:line draw:style-name="gr19" draw:text-style-name="P3" draw:layer="layout" svg:x1="10.525cm" svg:y1="22.907cm" svg:x2="10.525cm" svg:y2="21.955cm">
          <text:p/>
        </draw:line>
        <draw:custom-shape draw:style-name="gr20" draw:text-style-name="P1" draw:layer="layout" svg:width="2.182cm" svg:height="6.028cm" draw:transform="rotate (-1.57533418285008) translate (12.112cm 31.52cm)">
          <text:p text:style-name="P1">Reconstruction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8.937cm" svg:y1="29.892cm" svg:x2="8.937cm" svg:y2="31.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16:24:36.275534776</meta:creation-date>
    <dc:date>2023-01-23T16:47:57.802947311</dc:date>
    <meta:editing-duration>PT2M47S</meta:editing-duration>
    <meta:editing-cycles>1</meta:editing-cycles>
    <meta:document-statistic meta:object-count="25"/>
    <meta:generator>LibreOffice/7.3.7.2$Linux_X86_64 LibreOffice_project/30$Build-2</meta:generator>
  </office:meta>
</office:document-meta>
</file>